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13.1pt" fo:break-before="auto" style:use-optimal-row-height="true"/>
    </style:style>
    <style:style style:name="ro7" style:family="table-row">
      <style:table-row-properties style:row-height="24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6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HW Type</text:p>
          </table:table-cell>
          <table:table-cell table:style-name="ce28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26" table:number-columns-repeated="2"/>
          <table:table-cell table:style-name="ce28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MRB-XO3</text:p>
          </table:table-cell>
          <table:table-cell office:value-type="string" calcext:value-type="string">
            <text:p>Nicolai Jct CTC Control Point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N Chitina CTC Control Point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McCarthy CTC Control Point Node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N Chitina CTC Control Point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MRB-XO2</text:p>
          </table:table-cell>
          <table:table-cell office:value-type="string" calcext:value-type="string">
            <text:p>North Cordova Crossover CTC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MRB-CP3</text:p>
          </table:table-cell>
          <table:table-cell office:value-type="string" calcext:value-type="string">
            <text:p>S Chitina CTC Control Poi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/ Kotsina Hill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Scott Creek Intermediate ABS Node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Niz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28"/>
          <table:table-cell/>
          <table:table-cell table:style-name="ce31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28"/>
          <table:table-cell/>
          <table:table-cell table:style-name="ce31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28"/>
          <table:table-cell/>
          <table:table-cell table:style-name="ce31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3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3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1"/>
          <table:table-cell table:style-name="ce32" table:number-columns-repeated="4"/>
          <table:table-cell table:style-name="ce31"/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Nizina Branch</text:p>
            <text:p> - Workbench Staging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0</text:p>
          </table:table-cell>
          <table:table-cell table:style-name="ce33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31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3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McCarthy Yard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3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3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31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3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31" office:value-type="string" calcext:value-type="string">
            <text:p>Cordova to N Eyak</text:p>
            <text:p> - Eyak (CPs, main, siding)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table:style-name="ce33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Eyak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33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31" office:value-type="string" calcext:value-type="string">
            <text:p>Cordova Yard Power</text:p>
          </table:table-cell>
          <table:table-cell table:style-name="ce32" table:formula="of:=[.$C$2]" office:value-type="string" office:string-value="0x10" calcext:value-type="string">
            <text:p>0x10</text:p>
          </table:table-cell>
          <table:table-cell table:style-name="ce32" office:value-type="string" calcext:value-type="string">
            <text:p>0x53 (S)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33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icolai Jct CP Main 2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icolai Jct CP Main 1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hitina Station (Front)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Lake (Rear)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table:style-name="ce30" office:value-type="string" calcext:value-type="string">
            <text:p>not used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0-Nicolai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icolai Junction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0</text:p>
          </table:table-cell>
          <table:table-cell/>
          <table:table-cell table:style-name="ce17" office:value-type="string" calcext:value-type="string">
            <text:p>EEPROM – pktType = +0x20, bitByte = +0x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 Main 1</text:p>
          </table:table-cell>
          <table:table-cell/>
          <table:table-cell office:value-type="string" calcext:value-type="string">
            <text:p>Nicolai Main 1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7" calcext:value-type="string">
            <text:p>27</text:p>
          </table:table-cell>
          <table:table-cell office:value-type="string" calcext:value-type="string">
            <text:p>0x24</text:p>
          </table:table-cell>
        </table:table-row>
        <table:table-row table:style-name="ro1">
          <table:table-cell table:style-name="ce35" office:value-type="string" calcext:value-type="string">
            <text:p>CP Occupancy Main 2</text:p>
          </table:table-cell>
          <table:table-cell/>
          <table:table-cell office:value-type="string" calcext:value-type="string">
            <text:p>Nicolai Main 2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7] + ([.G7] * 32); 2)" office:value-type="string" office:string-value="07" calcext:value-type="string">
            <text:p>07</text:p>
          </table:table-cell>
          <table:table-cell office:value-type="string" calcext:value-type="string">
            <text:p>0x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Main 1 East Connected Blocks</text:p>
          </table:table-cell>
          <table:table-cell/>
          <table:table-cell office:value-type="string" calcext:value-type="string">
            <text:p>(McCarthy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B Virtual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9" calcext:value-type="string">
            <text:p>C9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B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2] + ([.G12] * 32); 2)" office:value-type="string" office:string-value="E9" calcext:value-type="string">
            <text:p>E9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2 East Connected Blocks</text:p>
          </table:table-cell>
          <table:table-cell/>
          <table:table-cell office:value-type="string" calcext:value-type="string">
            <text:p>(McCarthy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5] + ([.G15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A Virtual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6] + ([.G16] * 32); 2)" office:value-type="string" office:string-value="89" calcext:value-type="string">
            <text:p>89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A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7] + ([.G17] * 32); 2)" office:value-type="string" office:string-value="A9" calcext:value-type="string">
            <text:p>A9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1 West Connected Blocks</text:p>
          </table:table-cell>
          <table:table-cell/>
          <table:table-cell office:value-type="string" calcext:value-type="string">
            <text:p>(Connected to Kennecott Main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ennecott Main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0] + ([.G20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2] + ([.G22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2 West Connected Blocks</text:p>
          </table:table-cell>
          <table:table-cell/>
          <table:table-cell office:value-type="string" calcext:value-type="string">
            <text:p>(Connected to Nizina Branch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Nizina Block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25] + ([.G25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3 West Connected Blocks</text:p>
          </table:table-cell>
          <table:table-cell/>
          <table:table-cell office:value-type="string" calcext:value-type="string">
            <text:p>(Connected to Kennecott Siding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ennecott Siding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0] + ([.G30] * 32); 2)" office:value-type="string" office:string-value="26" calcext:value-type="string">
            <text:p>26</text:p>
          </table:table-cell>
          <table:table-cell office:value-type="string" calcext:value-type="string">
            <text:p>0x1E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office:value-type="string" calcext:value-type="string">
            <text:p>0x1D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1 OS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5] + ([.G3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OS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6] + ([.G3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E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7] + ([.G3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8] + ([.G3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E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9] + ([.G3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0] + ([.G4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3W Entrance Clear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4" table:formula="of:=DEC2HEX([.F41] + ([.G4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3] + ([.G43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4] + ([.G44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5] + ([.G45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6] + ([.G46] * 32); 2)" office:value-type="string" office:string-value="67" calcext:value-type="string">
            <text:p>6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7] + ([.G47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8] + ([.G48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9] + ([.G49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4" table:formula="of:=DEC2HEX([.F50] + ([.G50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1-M3 Switch Norm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2] + ([.G52] * 32); 2)" office:value-type="string" office:string-value="08" calcext:value-type="string">
            <text:p>0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Reverse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3] + ([.G53] * 32); 2)" office:value-type="string" office:string-value="28" calcext:value-type="string">
            <text:p>2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Manual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4] + ([.G54] * 32); 2)" office:value-type="string" office:string-value="48" calcext:value-type="string">
            <text:p>48</text:p>
          </table:table-cell>
          <table:table-cell/>
        </table:table-row>
        <table:table-row table:style-name="ro6">
          <table:table-cell table:style-name="ce28"/>
          <table:table-cell/>
          <table:table-cell office:value-type="string" calcext:value-type="string">
            <text:p><text:span text:style-name="T1">M1-M3 Switch</text:span> Locked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55] + ([.G55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7] + ([.G57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8] + ([.G58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9] + ([.G59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0] + ([.G60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1] + ([.G61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62] + ([.G62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63] + ([.G63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64] + ([.G64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2E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6] + ([.G66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7] + ([.G67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68] + ([.G68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9] + ([.G69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70] + ([.G70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71] + ([.G71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72] + ([.G72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73] + ([.G73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7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 Adjoining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75] + ([.G75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ual Approach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76] + ([.G76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Virtual Approach2 OCC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77] + ([.G77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3W Tumbledown</text:p>
          </table:table-cell>
          <table:table-cell table:formula="of:=[.$C$2]" office:value-type="string" office:string-value="0x30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78] + ([.G78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49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2-McCarthy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McCarthy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McCarthy CP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9] + ([.G9] * 32); 2)" office:value-type="string" office:string-value="66" calcext:value-type="string">
            <text:p>6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0] + ([.G10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uskula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1] + ([.G11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Main 2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2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6" calcext:value-type="string">
            <text:p>4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Main 1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ain 1 McCarthy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9] + ([.G19] * 32); 2)" office:value-type="string" office:string-value="06" calcext:value-type="string">
            <text:p>0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McCarthy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 (normal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 (diverging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 (normal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 (diverging)</text:p>
          </table:table-cell>
          <table:table-cell table:formula="of:=[.$C$2]" office:value-type="string" office:string-value="0x32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virtual adj O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4] + ([.G14] * 32); 2)" office:value-type="string" office:string-value="29" calcext:value-type="string">
            <text:p>29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manual unlock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4-N Chiti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hitina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4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25" office:value-type="string" calcext:value-type="string">
            <text:p>+0x20 OFFSET</text:p>
          </table:table-cell>
          <table:table-cell table:style-name="Default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N Chitina CP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] + ([.G6] * 32); 2)" office:value-type="string" office:string-value="06" calcext:value-type="string">
            <text:p>0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9] + ([.G9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0] + ([.G10] * 32); 2)" office:value-type="string" office:string-value="46" calcext:value-type="string">
            <text:p>46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trelna S OS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1] + ([.G11] * 32); 2)" office:value-type="string" office:string-value="CB" calcext:value-type="string">
            <text:p>CB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A Connected Blocks</text:p>
          </table:table-cell>
          <table:table-cell/>
          <table:table-cell office:value-type="string" calcext:value-type="string">
            <text:p>(Connected to Station Siding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Station (Front) Siding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4] + ([.G14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Main A Virt Adj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5] + ([.G15] * 32); 2)" office:value-type="string" office:string-value="89" calcext:value-type="string">
            <text:p>89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Main A Virt Appr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6] + ([.G16] * 32); 2)" office:value-type="string" office:string-value="A9" calcext:value-type="string">
            <text:p>A9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B Connected Blocks</text:p>
          </table:table-cell>
          <table:table-cell/>
          <table:table-cell office:value-type="string" calcext:value-type="string">
            <text:p>(Connected to Chitina Main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Main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Main B Virt Adj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20] + ([.G20] * 32); 2)" office:value-type="string" office:string-value="C9" calcext:value-type="string">
            <text:p>C9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Main B Virt Appr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1] + ([.G21] * 32); 2)" office:value-type="string" office:string-value="E9" calcext:value-type="string">
            <text:p>E9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C Connected Blocks</text:p>
          </table:table-cell>
          <table:table-cell/>
          <table:table-cell office:value-type="string" calcext:value-type="string">
            <text:p>(Connected to Lake Siding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itina Lake (Rear) Siding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4] + ([.G24] * 32); 2)" office:value-type="string" office:string-value="07" calcext:value-type="string">
            <text:p>07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Main C Virt Adj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25] + ([.G25] * 32); 2)" office:value-type="string" office:string-value="87" calcext:value-type="string">
            <text:p>87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Main C Virt Appr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26] + ([.G26] * 32); 2)" office:value-type="string" office:string-value="A7" calcext:value-type="string">
            <text:p>A7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A / B Signals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Main C Signals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Main C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3] + ([.G33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C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4] + ([.G34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A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 Adjoining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B Virtual Approach OCC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B (normal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 points lined A (diverging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B (normal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C points lined C (diverging)</text:p>
          </table:table-cell>
          <table:table-cell table:formula="of:=[.$C$2]" office:value-type="string" office:string-value="0x34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34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34"/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table:style-name="ce28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28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style-name="ce28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28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9-N Cordov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row table:style-name="ro1">
          <table:table-cell table:style-name="ce28" office:value-type="string" calcext:value-type="string">
            <text:p>Name: North Cordova Crossover CTC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MRBus Address:</text:p>
          </table:table-cell>
          <table:table-cell/>
          <table:table-cell office:value-type="string" calcext:value-type="string">
            <text:p>0x39</text:p>
          </table:table-cell>
          <table:table-cell/>
          <table:table-cell table:style-name="ce17" office:value-type="string" calcext:value-type="string">
            <text:p>EEPROM – pktType = +0x20, bitByte = +0x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</table:table-row>
        <table:table-row table:style-name="ro1">
          <table:table-cell table:style-name="ce28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CP Occupancy Main 1</text:p>
          </table:table-cell>
          <table:table-cell/>
          <table:table-cell office:value-type="string" calcext:value-type="string">
            <text:p>N Cordova CP Main 1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6] + ([.G6] * 32); 2)" office:value-type="string" office:string-value="06" calcext:value-type="string">
            <text:p>06</text:p>
          </table:table-cell>
          <table:table-cell office:value-type="string" calcext:value-type="string">
            <text:p>0x20</text:p>
          </table:table-cell>
        </table:table-row>
        <table:table-row table:style-name="ro1">
          <table:table-cell table:style-name="ce35" office:value-type="string" calcext:value-type="string">
            <text:p>CP Occupancy Main 2</text:p>
          </table:table-cell>
          <table:table-cell/>
          <table:table-cell office:value-type="string" calcext:value-type="string">
            <text:p>N Cordova CP Main 2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2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8" office:value-type="string" calcext:value-type="string">
            <text:p>Main 1 East Connected Blocks</text:p>
          </table:table-cell>
          <table:table-cell/>
          <table:table-cell office:value-type="string" calcext:value-type="string">
            <text:p>(Dock Yar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0] + ([.G10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1] + ([.G11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2] + ([.G12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35"/>
          <table:table-cell table:number-columns-repeated="8"/>
        </table:table-row>
        <table:table-row table:style-name="ro1">
          <table:table-cell table:style-name="ce28" office:value-type="string" calcext:value-type="string">
            <text:p>Main 2 East Connected Blocks</text:p>
          </table:table-cell>
          <table:table-cell/>
          <table:table-cell office:value-type="string" calcext:value-type="string">
            <text:p>(Ore Yard)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6] + ([.G16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17] + ([.G17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1 West Connected Blocks</text:p>
          </table:table-cell>
          <table:table-cell table:number-columns-repeated="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6" calcext:value-type="string">
            <text:p>4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Eyak virtual adj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21] + ([.G21] * 32); 2)" office:value-type="string" office:string-value="CB" calcext:value-type="string">
            <text:p>CB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Eyak virtual appr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2] + ([.G22] * 32); 2)" office:value-type="string" office:string-value="EB" calcext:value-type="string">
            <text:p>EB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Main 2 West Connected Blocks</text:p>
          </table:table-cell>
          <table:table-cell/>
          <table:table-cell office:value-type="string" calcext:value-type="string">
            <text:p>(Eyak south smelter lead)</text:p>
          </table:table-cell>
          <table:table-cell table:number-columns-repeated="6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35"/>
          <table:table-cell table:number-columns-repeated="6"/>
          <table:table-cell table:style-name="ce34"/>
          <table:table-cell/>
        </table:table-row>
        <table:table-row table:style-name="ro1">
          <table:table-cell table:style-name="ce28" office:value-type="string" calcext:value-type="string">
            <text:p>Status Event Provides</text:p>
          </table:table-cell>
          <table:table-cell/>
          <table:table-cell table:style-name="ce36"/>
          <table:table-cell table:number-columns-repeated="6"/>
        </table:table-row>
        <table:table-row table:style-name="ro1">
          <table:table-cell table:style-name="ce28"/>
          <table:table-cell/>
          <table:table-cell office:value-type="string" calcext:value-type="string">
            <text:p>Main 1 OS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0] + ([.G30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ain 2 OS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1] + ([.G31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E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2] + ([.G32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1W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33] + ([.G33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E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34] + ([.G34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M2W Entrance Clear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35] + ([.G35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Norm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7] + ([.G37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Reverse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38] + ([.G38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Manu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9] + ([.G39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East Xover Lock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0] + ([.G40] * 32); 2)" office:value-type="string" office:string-value="67" calcext:value-type="string">
            <text:p>6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Norm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41] + ([.G41] * 32); 2)" office:value-type="string" office:string-value="87" calcext:value-type="string">
            <text:p>8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Reverse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42] + ([.G42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Manual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43] + ([.G43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style-name="ce28"/>
          <table:table-cell/>
          <table:table-cell office:value-type="string" calcext:value-type="string">
            <text:p>West Xover Locked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4" table:formula="of:=DEC2HEX([.F44] + ([.G44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style-name="ce28"/>
          <table:table-cell table:number-columns-repeated="6"/>
          <table:table-cell table:style-name="ce34"/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46] + ([.G46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47] + ([.G47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48] + ([.G48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E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49] + ([.G49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0] + ([.G50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51] + ([.G51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52] + ([.G52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1W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53] + ([.G53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2E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55] + ([.G55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56] + ([.G56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57] + ([.G57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E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58] + ([.G58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 Adjoining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59] + ([.G59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60] + ([.G60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Virtual Approach2 OCC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61] + ([.G61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2W Tumbledown</text:p>
          </table:table-cell>
          <table:table-cell table:formula="of:=[.$C$2]" office:value-type="string" office:string-value="0x39" calcext:value-type="string">
            <text:p>0x39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62] + ([.G62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7"/>
          <table:table-cell table:style-name="ce34"/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Miles G.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Miles G.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/>
          <table:table-cell office:value-type="string" calcext:value-type="string">
            <text:p>North Kotsina Fascia Repeater</text:p>
          </table:table-cell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/>
          <table:table-cell office:value-type="string" calcext:value-type="string">
            <text:p>South Kotsina Fascia Repeater</text:p>
          </table:table-cell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nd Miles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nd Miles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Southbnd Kotsina Repeate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4] + ([.G24] * 32); 2)" office:value-type="string" office:string-value="27" calcext:value-type="string">
            <text:p>27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hitina virtual adj O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5] + ([.G25] * 32); 2)" office:value-type="string" office:string-value="29" calcext:value-type="string">
            <text:p>29</text:p>
          </table:table-cell>
          <table:table-cell office:value-type="string" calcext:value-type="string">
            <text:p>0x19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hitina virtual appr OCC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6] + ([.G26] * 32); 2)" office:value-type="string" office:string-value="49" calcext:value-type="string">
            <text:p>49</text:p>
          </table:table-cell>
          <table:table-cell office:value-type="string" calcext:value-type="string">
            <text:p>0x1A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hitina cleared northbound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27] + ([.G27] * 32); 2)" office:value-type="string" office:string-value="0A" calcext:value-type="string">
            <text:p>0A</text:p>
          </table:table-cell>
          <table:table-cell office:value-type="string" calcext:value-type="string">
            <text:p>0x1B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Northbnd Kotsina Repeate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30] + ([.G30] * 32); 2)" office:value-type="string" office:string-value="46" calcext:value-type="string">
            <text:p>46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31] + ([.G31] * 32); 2)" office:value-type="string" office:string-value="CB" calcext:value-type="string">
            <text:p>CB</text:p>
          </table:table-cell>
          <table:table-cell office:value-type="string" calcext:value-type="string">
            <text:p>0x1D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32] + ([.G32] * 32); 2)" office:value-type="string" office:string-value="EB" calcext:value-type="string">
            <text:p>EB</text:p>
          </table:table-cell>
          <table:table-cell office:value-type="string" calcext:value-type="string">
            <text:p>0x1E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S Strelna cleared southbound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33] + ([.G33] * 32); 2)" office:value-type="string" office:string-value="0B" calcext:value-type="string">
            <text:p>0B</text:p>
          </table:table-cell>
          <table:table-cell office:value-type="string" calcext:value-type="string">
            <text:p>0x1F</text:p>
          </table:table-cell>
          <table:table-cell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20] + ([.G20] * 32); 2)" office:value-type="string" office:string-value="29" calcext:value-type="string">
            <text:p>2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cCarthy Points Virt Adj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9] + ([.G19] * 32); 2)" office:value-type="string" office:string-value="29" calcext:value-type="string">
            <text:p>29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cCarthy Points Virtual Appr OCC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4" table:formula="of:=DEC2HEX([.F20] + ([.G20] * 32); 2)" office:value-type="string" office:string-value="49" calcext:value-type="string">
            <text:p>49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5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4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4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34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34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4-Niz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13" table:default-cell-style-name="ce25"/>
        <table:table-column table:style-name="co4" table:default-cell-style-name="Default"/>
        <table:table-row table:style-name="ro1">
          <table:table-cell table:style-name="ce28" office:value-type="string" calcext:value-type="string">
            <text:p>Name: Nizina River ABS Intermediate</text:p>
          </table:table-cell>
          <table:table-cell table:number-columns-repeated="9"/>
        </table:table-row>
        <table:table-row table:style-name="ro1">
          <table:table-cell table:style-name="ce28" office:value-type="string" calcext:value-type="string">
            <text:p>MRBus Address: 0x4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7">
          <table:table-cell table:style-name="ce28" office:value-type="string" calcext:value-type="string">
            <text:p>Virtual Input Connections</text:p>
          </table:table-cell>
          <table:table-cell table:style-name="ce28"/>
          <table:table-cell table:style-name="ce28" office:value-type="string" calcext:value-type="string">
            <text:p>Desc</text:p>
          </table:table-cell>
          <table:table-cell table:style-name="ce26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28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2</text:p>
          </table:table-cell>
          <table:table-cell table:number-columns-repeated="2"/>
          <table:table-cell office:value-type="string" calcext:value-type="string">
            <text:p>0x41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style-name="ce35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34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1 – Southbound Fascia Reptr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 table:style-name="ce28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/>
          <table:table-cell office:value-type="string" calcext:value-type="string">
            <text:p>Nizina Block OCC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4" table:formula="of:=DEC2HEX([.F12] + ([.G12] * 32); 2)" office:value-type="string" office:string-value="66" calcext:value-type="string">
            <text:p>6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/>
          <table:table-cell office:value-type="string" calcext:value-type="string">
            <text:p>M2W Virt Adjoining OCC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4" table:formula="of:=DEC2HEX([.F13] + ([.G13] * 32); 2)" office:value-type="string" office:string-value="8A" calcext:value-type="string">
            <text:p>8A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/>
          <table:table-cell office:value-type="string" calcext:value-type="string">
            <text:p>M2W Virtual Approach OCC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34" table:formula="of:=DEC2HEX([.F14] + ([.G14] * 32); 2)" office:value-type="string" office:string-value="AA" calcext:value-type="string">
            <text:p>AA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18] + ([.G18] * 32); 2)" office:value-type="string" office:string-value="00" calcext:value-type="string">
            <text:p>00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Signal 3 – </text:p>
          </table:table-cell>
          <table:table-cell table:number-columns-repeated="2"/>
          <table:table-cell table:style-name="ce26" office:value-type="string" calcext:value-type="string">
            <text:p>Addr</text:p>
          </table:table-cell>
          <table:table-cell table:style-name="ce26" office:value-type="string" calcext:value-type="string">
            <text:p>Type</text:p>
          </table:table-cell>
          <table:table-cell table:style-name="ce26" office:value-type="string" calcext:value-type="string">
            <text:p>Byte</text:p>
          </table:table-cell>
          <table:table-cell table:style-name="ce26" office:value-type="string" calcext:value-type="string">
            <text:p>Bit</text:p>
          </table:table-cell>
          <table:table-cell table:style-name="ce28" office:value-type="string" calcext:value-type="string">
            <text:p>Calc BB</text:p>
          </table:table-cell>
          <table:table-cell table:style-name="ce26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35"/>
          <table:table-cell table:number-columns-repeated="9"/>
        </table:table-row>
        <table:table-row table:style-name="ro1">
          <table:table-cell table:style-name="ce28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35" office:value-type="string" calcext:value-type="string">
            <text:p>Adjacent</text:p>
          </table:table-cell>
          <table:table-cell table:number-columns-repeated="6"/>
          <table:table-cell table:style-name="ce34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35" office:value-type="string" calcext:value-type="string">
            <text:p>Approach 1</text:p>
          </table:table-cell>
          <table:table-cell table:number-columns-repeated="6"/>
          <table:table-cell table:style-name="ce34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Approach 2</text:p>
          </table:table-cell>
          <table:table-cell table:number-columns-repeated="6"/>
          <table:table-cell table:style-name="ce34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>
            <text:p>Tumbledown</text:p>
          </table:table-cell>
          <table:table-cell table:number-columns-repeated="6"/>
          <table:table-cell table:style-name="ce34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17:02:03.860561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1-03-23T17:49:29.469781334</dc:date>
    <meta:editing-duration>P17DT14H41M31S</meta:editing-duration>
    <meta:editing-cycles>123</meta:editing-cycles>
    <meta:generator>LibreOffice/6.0.7.3$Linux_X86_64 LibreOffice_project/00m0$Build-3</meta:generator>
    <meta:print-date>2021-03-23T17:40:46.190713272</meta:print-date>
    <meta:document-statistic meta:table-count="26" meta:cell-count="3746" meta:object-count="0"/>
  </office:meta>
</office:document-meta>
</file>